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 fo:text-align="start" style:justify-single-word="false"/>
      <style:text-properties fo:color="#000000" fo:font-size="12pt" style:font-size-asian="12pt" style:font-size-complex="12pt"/>
    </style:style>
    <style:style style:name="P2" style:family="paragraph" style:parent-style-name="Standard">
      <style:paragraph-properties style:line-height-at-least="0.635cm" fo:text-align="start" style:justify-single-word="false"/>
      <style:text-properties fo:color="#000000" fo:font-size="12pt" officeooo:rsid="001857e2" officeooo:paragraph-rsid="001857e2" style:font-size-asian="12pt" style:font-size-complex="12pt"/>
    </style:style>
    <style:style style:name="P3" style:family="paragraph" style:parent-style-name="Standard">
      <style:text-properties fo:color="#000000" style:font-name="Liberation Sans" fo:font-size="12pt" fo:font-weight="bold" officeooo:rsid="000ed485" officeooo:paragraph-rsid="000ed485" style:font-name-asian="Liberation Sans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635cm" fo:text-align="start" style:justify-single-word="false"/>
      <style:text-properties fo:color="#000000" style:font-name="Liberation Sans" fo:font-size="12pt" fo:font-weight="normal" officeooo:rsid="000ed485" officeooo:paragraph-rsid="000ed485" style:font-name-asian="Liberation Sans" style:font-size-asian="12pt" style:font-weight-asian="bold" style:font-size-complex="12pt" style:font-weight-complex="bold" loext:padding="0cm" loext:border="none"/>
    </style:style>
    <style:style style:name="P5" style:family="paragraph" style:parent-style-name="Standard">
      <style:text-properties fo:color="#000000" style:font-name="Liberation Sans" fo:font-size="12pt" fo:font-weight="normal" officeooo:rsid="000ed485" officeooo:paragraph-rsid="000ed485" style:font-name-asian="Liberation Sans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" fo:font-size="12pt" fo:font-weight="normal" officeooo:rsid="0010b047" officeooo:paragraph-rsid="0010b047" style:font-name-asian="Liberation Sans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" fo:font-size="12pt" fo:font-weight="normal" officeooo:rsid="00123dc4" officeooo:paragraph-rsid="00123dc4" style:font-name-asian="Liberation Sans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" fo:font-size="12pt" fo:font-weight="normal" officeooo:paragraph-rsid="00123dc4" style:font-name-asian="Liberation Sans" style:font-size-asian="12pt" style:font-size-complex="12pt" loext:padding="0cm" loext:border="none"/>
    </style:style>
    <style:style style:name="P9" style:family="paragraph" style:parent-style-name="Standard">
      <style:text-properties fo:color="#000000" style:font-name="Liberation Sans" fo:font-size="12pt" fo:font-weight="normal" officeooo:rsid="00123dc4" officeooo:paragraph-rsid="00123dc4" style:font-name-asian="Liberation Sans" style:font-size-asian="12pt" style:font-size-complex="12pt" loext:padding="0cm" loext:border="none"/>
    </style:style>
    <style:style style:name="P10" style:family="paragraph" style:parent-style-name="Standard">
      <style:paragraph-properties style:line-height-at-least="0.635cm" fo:text-align="start" style:justify-single-word="false"/>
      <style:text-properties fo:color="#000000" style:font-name="Liberation Sans" fo:font-size="12pt" style:font-name-asian="Liberation Sans" style:font-size-asian="12pt" style:font-size-complex="12pt"/>
    </style:style>
    <style:style style:name="P11" style:family="paragraph" style:parent-style-name="Standard">
      <style:text-properties fo:color="#000000" style:font-name="Liberation Sans" fo:font-size="12pt" officeooo:paragraph-rsid="00123dc4" style:font-name-asian="Liberation Sans" style:font-size-asian="12pt" style:font-size-complex="12pt"/>
    </style:style>
    <style:style style:name="P12" style:family="paragraph" style:parent-style-name="Standard">
      <style:text-properties fo:color="#000000" style:font-name="Liberation Sans" fo:font-size="12pt" fo:font-weight="normal" officeooo:rsid="000ed485" officeooo:paragraph-rsid="000ed485" style:font-name-asian="Liberation Sans" style:font-size-asian="12pt" style:font-weight-asian="bold" style:font-size-complex="12pt" style:font-weight-complex="normal" loext:padding="0cm" loext:border="none"/>
    </style:style>
    <style:style style:name="P13" style:family="paragraph" style:parent-style-name="Standard">
      <style:text-properties fo:color="#000000" style:font-name="Liberation Sans" fo:font-size="12pt" fo:font-weight="normal" officeooo:rsid="00123dc4" officeooo:paragraph-rsid="00123dc4" style:font-name-asian="Liberation Sans" style:font-size-asian="12pt" style:font-weight-asian="bold" style:font-size-complex="12pt" style:font-weight-complex="normal" loext:padding="0cm" loext:border="none"/>
    </style:style>
    <style:style style:name="P14" style:family="paragraph" style:parent-style-name="Standard">
      <style:text-properties fo:color="#000000" style:font-name="Liberation Sans" fo:font-size="12pt" fo:font-weight="normal" officeooo:paragraph-rsid="00123dc4" style:font-name-asian="Liberation Sans" style:font-size-asian="12pt" style:font-weight-asian="bold" style:font-size-complex="12pt" loext:padding="0cm" loext:border="none"/>
    </style:style>
    <style:style style:name="P15" style:family="paragraph" style:parent-style-name="Standard">
      <style:text-properties fo:color="#000000" style:font-name="Liberation Sans" fo:font-size="12pt" fo:font-weight="normal" officeooo:paragraph-rsid="00123dc4" style:font-name-asian="Liberation Sans" style:font-size-asian="12pt" style:font-size-complex="12pt" loext:padding="0cm" loext:border="none"/>
    </style:style>
    <style:style style:name="P16" style:family="paragraph" style:parent-style-name="Standard">
      <style:text-properties fo:color="#000000" style:font-name="Liberation Sans" fo:font-size="12pt" fo:font-weight="normal" officeooo:rsid="0014b73a" officeooo:paragraph-rsid="0014b73a" style:font-name-asian="Liberation Sans" style:font-size-asian="12pt" style:font-size-complex="12pt" loext:padding="0cm" loext:border="none"/>
    </style:style>
    <style:style style:name="P17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4b73a" officeooo:paragraph-rsid="0014b73a" style:font-name-asian="Liberation Sans" style:font-size-asian="12pt" style:font-size-complex="12pt" loext:padding="0cm" loext:border="none"/>
    </style:style>
    <style:style style:name="P18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638f8" officeooo:paragraph-rsid="001638f8" style:font-name-asian="Liberation Sans" style:font-size-asian="12pt" style:font-size-complex="12pt" loext:padding="0cm" loext:border="none"/>
    </style:style>
    <style:style style:name="P19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638f8" style:font-name-asian="Liberation Sans" style:font-size-asian="12pt" style:font-size-complex="12pt" loext:padding="0cm" loext:border="none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7e62c" officeooo:paragraph-rsid="0017e62c" style:font-name-asian="Liberation Sans" style:font-size-asian="12pt" style:font-size-complex="12pt" loext:padding="0cm" loext:border="none"/>
    </style:style>
    <style:style style:name="P21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857e2" officeooo:paragraph-rsid="001857e2" style:font-name-asian="Liberation Sans" style:font-size-asian="12pt" style:font-size-complex="12pt" loext:padding="0cm" loext:border="none"/>
    </style:style>
    <style:style style:name="P22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86920" officeooo:paragraph-rsid="00186920" style:font-name-asian="Liberation Sans" style:font-size-asian="12pt" style:font-size-complex="12pt" loext:padding="0cm" loext:border="none"/>
    </style:style>
    <style:style style:name="P23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8b6f0" officeooo:paragraph-rsid="0018b6f0" style:font-name-asian="Liberation Sans" style:font-size-asian="12pt" style:font-size-complex="12pt" loext:padding="0cm" loext:border="none"/>
    </style:style>
    <style:style style:name="P24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ab6b4" officeooo:paragraph-rsid="001ab6b4" style:font-name-asian="Liberation Sans" style:font-size-asian="12pt" style:font-size-complex="12pt" loext:padding="0cm" loext:border="none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638f8" officeooo:paragraph-rsid="001638f8" style:font-name-asian="Liberation Sans" style:font-size-asian="12pt" style:font-weight-asian="normal" style:font-size-complex="12pt" style:font-weight-complex="normal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font-weight="normal" loext:padding="0cm" loext:border="none"/>
    </style:style>
    <style:style style:name="T3" style:family="text">
      <style:text-properties fo:font-weight="normal" style:font-weight-asian="normal" style:font-weight-complex="normal" loext:padding="0cm" loext:border="none"/>
    </style:style>
    <style:style style:name="T4" style:family="text">
      <style:text-properties fo:font-weight="bold" loext:padding="0cm" loext:border="none"/>
    </style:style>
    <style:style style:name="T5" style:family="text">
      <style:text-properties fo:font-variant="normal" fo:text-transform="none" style:font-name="Liberation Sans" fo:letter-spacing="normal" fo:font-style="normal" fo:font-weight="normal" officeooo:rsid="001638f8" style:font-name-asian="Liberation Sans" loext:padding="0cm" loext:border="none"/>
    </style:style>
    <style:style style:name="T6" style:family="text">
      <style:text-properties fo:font-variant="normal" fo:text-transform="none" style:font-name="Liberation Sans" fo:letter-spacing="normal" fo:font-style="normal" fo:font-weight="normal" style:font-name-asian="Liberation Sans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ful phrases</text:p>
      <text:p text:style-name="P3"/>
      <text:p text:style-name="P4">I am not busy.</text:p>
      <text:p text:style-name="P12">我不忙</text:p>
      <text:p text:style-name="P10"><text:span text:style-name="T2">Wǒ </text:span><text:span text:style-name="T4">bù</text:span><text:span text:style-name="T1"> </text:span><text:span text:style-name="T2">máng. </text:span></text:p>
      <text:p text:style-name="P5"/>
      <text:p text:style-name="P6">Excuse me</text:p>
      <text:p text:style-name="P6">请问</text:p>
      <text:p text:style-name="P6">qing3wen4</text:p>
      <text:p text:style-name="P6"/>
      <text:p text:style-name="P6">Please say it again</text:p>
      <text:p text:style-name="P6">再说一次</text:p>
      <text:p text:style-name="P6">qing3 zai4 wen4 yi2 ci4</text:p>
      <text:p text:style-name="P6"/>
      <text:p text:style-name="P7">What time is it now?</text:p>
      <text:p text:style-name="P13">现在几点？</text:p>
      <text:p text:style-name="P11"><text:span text:style-name="T2">Xiànzài </text:span><text:span text:style-name="T4">jǐ</text:span><text:span text:style-name="T1"> </text:span><text:span text:style-name="T2">diǎn?</text:span></text:p>
      <text:p text:style-name="P8"/>
      <text:p text:style-name="P9">What date is it today?</text:p>
      <text:p text:style-name="P14">今天几月几号？</text:p>
      <text:p text:style-name="P11"><text:span text:style-name="T2">Jīntiān </text:span><text:span text:style-name="T4">jǐ</text:span><text:span text:style-name="T1"> </text:span><text:span text:style-name="T2">yuè </text:span><text:span text:style-name="T4">jǐ</text:span><text:span text:style-name="T1"> </text:span><text:span text:style-name="T2">hào?</text:span></text:p>
      <text:p text:style-name="P8"/>
      <text:p text:style-name="P16">With regards to… X</text:p>
      <text:p text:style-name="P16">关于X</text:p>
      <text:p text:style-name="P17">guānyú</text:p>
      <text:p text:style-name="P17"/>
      <text:p text:style-name="P18">Maybe/ Perhaps</text:p>
      <text:p text:style-name="P18">或许</text:p>
      <text:p text:style-name="P18">huo4xu3</text:p>
      <text:p text:style-name="P18">或者</text:p>
      <text:p text:style-name="P18">huo4zhe3</text:p>
      <text:p text:style-name="P18">也许</text:p>
      <text:p text:style-name="P18">ye3xu3</text:p>
      <text:p text:style-name="P18">可能</text:p>
      <text:p text:style-name="P18">ke3neng2</text:p>
      <text:p text:style-name="P18"/>
      <text:p text:style-name="P18">Etc/ and so on and so forth</text:p>
      <text:p text:style-name="P18">等等</text:p>
      <text:p text:style-name="P18">deng3deng3</text:p>
      <text:p text:style-name="P18"/>
      <text:p text:style-name="P18">Or</text:p>
      <text:p text:style-name="P18">还是</text:p>
      <text:p text:style-name="P18">hai2shi</text:p>
      <text:p text:style-name="P18"/>
      <text:p text:style-name="P18">What's the time now?</text:p>
      <text:p text:style-name="P18">现在几点？</text:p>
      <text:p text:style-name="P18"/>
      <text:p text:style-name="P20">Please wait a moment.</text:p>
      <text:p text:style-name="P25">请等一下。</text:p>
      <text:p text:style-name="P1"><text:span text:style-name="T2">Qǐng děng </text:span><text:span text:style-name="T3">yíxià</text:span><text:span text:style-name="T2">.</text:span></text:p>
      <text:p text:style-name="P19"/>
      <text:p text:style-name="P19"><text:soft-page-break/></text:p>
      <text:p text:style-name="P2"><text:span text:style-name="T5">O</text:span><text:span text:style-name="T6">nly, just, merely</text:span></text:p>
      <text:p text:style-name="P21">只是</text:p>
      <text:p text:style-name="P21">zhi3shi4</text:p>
      <text:p text:style-name="P21"/>
      <text:p text:style-name="P22">It's about to rain</text:p>
      <text:p text:style-name="P22">快要下雨了</text:p>
      <text:p text:style-name="P22">kuai4yao4xia4yu3 le</text:p>
      <text:p text:style-name="P22"/>
      <text:p text:style-name="P23">I don't understand</text:p>
      <text:p text:style-name="P23">我不懂</text:p>
      <text:p text:style-name="P23">wo3bu4dong3</text:p>
      <text:p text:style-name="P23"/>
      <text:p text:style-name="P24">Day before yesterday</text:p>
      <text:p text:style-name="P24">qian2tian1</text:p>
      <text:p text:style-name="P24">前天</text:p>
      <text:p text:style-name="P24"/>
      <text:p text:style-name="P24">day after tomorrow</text:p>
      <text:p text:style-name="P24">后天</text:p>
      <text:p text:style-name="P24">hou4tian1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22:42:10.197533668</meta:creation-date>
    <meta:generator>LibreOffice/6.0.7.3$Linux_X86_64 LibreOffice_project/00m0$Build-3</meta:generator>
    <dc:date>2019-11-25T20:48:17.663023342</dc:date>
    <meta:editing-duration>PT1H47M19S</meta:editing-duration>
    <meta:editing-cycles>6</meta:editing-cycles>
    <meta:document-statistic meta:table-count="0" meta:image-count="0" meta:object-count="0" meta:page-count="2" meta:paragraph-count="54" meta:word-count="153" meta:character-count="559" meta:non-whitespace-character-count="500"/>
  </office:meta>
</office:document-meta>
</file>